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77000003229DACD1A4.jpg"/>
  <manifest:file-entry manifest:media-type="image/jpeg" manifest:full-path="Pictures/100000000000029C0000015CC732778D.jpg"/>
  <manifest:file-entry manifest:media-type="image/jpeg" manifest:full-path="Pictures/1000000000000119000000C5DFE954A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Eras Md BT1" svg:font-family="'Eras Md BT'"/>
    <style:font-face style:name="OpenSymbol" svg:font-family="OpenSymbol"/>
    <style:font-face style:name="OpenSymbol1" svg:font-family="OpenSymbol, 'Arial Unicode MS'"/>
    <style:font-face style:name="Tahoma2" svg:font-family="Tahoma"/>
    <style:font-face style:name="F" svg:font-family="" style:font-family-generic="roman"/>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Demi ITC" svg:font-family="'Eras Demi ITC'"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9" style:family="paragraph" style:parent-style-name="Title" style:master-page-name="">
      <style:paragraph-properties style:page-number="auto" fo:padding="0cm" fo:border="none"/>
    </style:style>
    <style:style style:name="P10" style:family="paragraph" style:parent-style-name="Standard">
      <style:text-properties fo:font-size="12pt" style:font-size-asian="12pt" style:font-size-complex="12pt"/>
    </style:style>
    <style:style style:name="P11" style:family="paragraph" style:parent-style-name="Hoja_20_de_20_Control">
      <style:paragraph-properties fo:text-align="center" style:justify-single-word="false"/>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normal" style:font-weight-asian="normal" style:font-weight-complex="normal"/>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ext_20_body">
      <style:paragraph-properties fo:text-align="justify" style:justify-single-word="false"/>
      <style:text-properties fo:color="#000000"/>
    </style:style>
    <style:style style:name="P18"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19" style:family="paragraph" style:parent-style-name="Nota_20_al_20_pié">
      <style:paragraph-properties fo:text-align="start" style:justify-single-word="false"/>
    </style:style>
    <style:style style:name="P20" style:family="paragraph" style:parent-style-name="Standard" style:master-page-name="Portada">
      <style:paragraph-properties style:page-number="auto"/>
    </style:style>
    <style:style style:name="P21" style:family="paragraph" style:parent-style-name="Standard" style:list-style-name="L2">
      <style:text-properties fo:font-size="11pt" style:font-size-asian="11pt" style:font-size-complex="11pt"/>
    </style:style>
    <style:style style:name="P22" style:family="paragraph" style:parent-style-name="Heading" style:master-page-name="Standard">
      <style:paragraph-properties style:page-number="auto"/>
    </style:style>
    <style:style style:name="P23" style:family="paragraph" style:parent-style-name="Heading_20_1">
      <style:text-properties fo:font-size="12pt" style:font-size-asian="12pt" style:font-size-complex="12pt"/>
    </style:style>
    <style:style style:name="P24" style:family="paragraph" style:parent-style-name="Contents_20_1">
      <style:paragraph-properties>
        <style:tab-stops>
          <style:tab-stop style:position="15.9cm" style:type="right" style:leader-style="dotted" style:leader-text="."/>
        </style:tab-stops>
      </style:paragraph-properties>
    </style:style>
    <style:style style:name="P25" style:family="paragraph" style:parent-style-name="Heading_20_2">
      <style:text-properties fo:font-size="11pt" style:font-size-asian="11pt" style:font-size-complex="11pt"/>
    </style:style>
    <style:style style:name="P26" style:family="paragraph" style:parent-style-name="Heading_20_2">
      <style:text-properties fo:font-size="11pt" style:font-name-asian="MS Mincho" style:font-style-asian="normal" style:font-name-complex="Tahoma1" style:font-style-complex="normal"/>
    </style:style>
    <style:style style:name="P27" style:family="paragraph" style:parent-style-name="Heading_20_2">
      <style:text-properties fo:font-size="11pt" style:font-style-asian="normal" style:font-name-complex="Tahoma1" style:font-style-complex="normal"/>
    </style:style>
    <style:style style:name="P28" style:family="paragraph" style:parent-style-name="Heading_20_2">
      <style:paragraph-properties fo:margin-top="0.423cm" fo:margin-bottom="0.212cm" fo:keep-with-next="always"/>
      <style:text-properties fo:font-size="11pt" style:font-name-asian="MS Mincho" style:font-size-asian="11pt" style:font-name-complex="Tahoma1" style:font-size-complex="11pt"/>
    </style:style>
    <style:style style:name="P29" style:family="paragraph" style:parent-style-name="Heading_20_2">
      <style:paragraph-properties fo:margin-top="0.423cm" fo:margin-bottom="0.212cm" fo:keep-with-next="always"/>
      <style:text-properties style:font-name="Eras Md BT1" fo:font-size="11pt" style:font-name-asian="MS Mincho" style:font-size-asian="11pt" style:font-style-asian="normal" style:font-name-complex="Tahoma1" style:font-size-complex="11pt" style:font-style-complex="normal"/>
    </style:style>
    <style:style style:name="P30" style:family="paragraph" style:parent-style-name="Contents_20_2">
      <style:paragraph-properties>
        <style:tab-stops>
          <style:tab-stop style:position="15.501cm" style:type="right" style:leader-style="dotted" style:leader-text="."/>
        </style:tab-stops>
      </style:paragraph-properties>
    </style:style>
    <style:style style:name="P31" style:family="paragraph" style:parent-style-name="Text_20_body">
      <style:text-properties style:font-name="Calibri" fo:font-style="normal" style:font-style-asian="normal" style:font-style-complex="normal"/>
    </style:style>
    <style:style style:name="P32" style:family="paragraph" style:parent-style-name="Text_20_body" style:list-style-name="L1">
      <style:text-properties style:font-name="Calibri" fo:font-style="normal" style:font-style-asian="normal" style:font-style-complex="normal"/>
    </style:style>
    <style:style style:name="P33" style:family="paragraph" style:parent-style-name="Text_20_body" style:list-style-name="L2">
      <style:text-properties style:font-name="Calibri" fo:font-style="normal" style:font-style-asian="normal" style:font-style-complex="normal"/>
    </style:style>
    <style:style style:name="P34" style:family="paragraph" style:parent-style-name="Text_20_body" style:list-style-name="L2">
      <style:text-properties style:font-name="Calibri" fo:font-size="11pt" style:font-size-asian="11pt" style:font-size-complex="11pt"/>
    </style:style>
    <style:style style:name="P35" style:family="paragraph" style:parent-style-name="Text_20_body" style:list-style-name="L2"/>
    <style:style style:name="P36" style:family="paragraph" style:parent-style-name="Text_20_body">
      <style:text-properties fo:font-style="normal" style:font-style-asian="normal" style:font-style-complex="normal"/>
    </style:style>
    <style:style style:name="P37" style:family="paragraph" style:parent-style-name="Text_20_body" style:list-style-name="L2">
      <style:text-properties fo:font-style="normal"/>
    </style:style>
    <style:style style:name="P38" style:family="paragraph" style:parent-style-name="Text_20_body">
      <style:text-properties fo:font-size="11pt" style:font-style-asian="normal" style:font-name-complex="Tahoma1" style:font-style-complex="normal"/>
    </style:style>
    <style:style style:name="P39" style:family="paragraph">
      <style:paragraph-properties fo:text-align="center"/>
    </style:style>
    <style:style style:name="P40" style:family="paragraph">
      <style:text-properties style:font-name="Calibri" fo:font-size="12pt"/>
    </style:style>
    <style:style style:name="P41" style:family="paragraph">
      <style:paragraph-properties fo:text-align="center"/>
      <style:text-properties fo:font-size="10pt" style:font-size-asian="10pt" style:font-size-complex="10pt"/>
    </style:style>
    <style:style style:name="P42" style:family="paragraph">
      <style:text-properties style:font-name="Calibri" fo:font-size="9pt" style:font-size-asian="9pt" style:font-size-complex="9pt"/>
    </style:style>
    <style:style style:name="P43" style:family="paragraph">
      <style:paragraph-properties fo:text-align="center"/>
      <style:text-properties fo:font-size="9pt" style:font-size-asian="9pt" style:font-size-complex="9pt"/>
    </style:style>
    <style:style style:name="P44" style:family="paragraph">
      <style:paragraph-properties fo:text-align="center"/>
      <style:text-properties style:font-name="Calibri" fo:font-size="10pt" style:font-size-asian="10pt" style:font-size-complex="10pt"/>
    </style:style>
    <style:style style:name="P45" style:family="paragraph">
      <style:text-properties style:font-name="Calibri" fo:font-size="10pt" style:font-size-asian="10pt" style:font-size-complex="10pt"/>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font-style="italic"/>
    </style:style>
    <style:style style:name="T3" style:family="text">
      <style:text-properties fo:font-weight="bold"/>
    </style:style>
    <style:style style:name="T4" style:family="text">
      <style:text-properties fo:font-weight="bold" style:font-style-asian="normal" style:font-style-complex="normal"/>
    </style:style>
    <style:style style:name="T5" style:family="text">
      <style:text-properties fo:font-weight="bold" style:font-weight-asian="bold" style:font-weight-complex="bold"/>
    </style:style>
    <style:style style:name="T6" style:family="text">
      <style:text-properties style:font-name="Calibri"/>
    </style:style>
    <style:style style:name="T7" style:family="text">
      <style:text-properties style:font-name="Calibri" fo:font-style="normal" style:font-style-asian="normal" style:font-style-complex="normal"/>
    </style:style>
    <style:style style:name="T8" style:family="text">
      <style:text-properties style:font-name="Calibri" fo:font-style="normal" fo:font-weight="bold" style:font-style-asian="normal" style:font-style-complex="normal"/>
    </style:style>
    <style:style style:name="T9" style:family="text">
      <style:text-properties style:font-name="Calibri" fo:font-style="normal" style:font-name-asian="MS Mincho" style:font-style-asian="normal" style:font-name-complex="Tahoma1" style:font-style-complex="normal"/>
    </style:style>
    <style:style style:name="T10" style:family="text">
      <style:text-properties style:font-name="Calibri" fo:font-size="11pt" fo:font-style="normal" style:font-size-asian="11pt" style:font-style-asian="normal" style:font-size-complex="11pt" style:font-style-complex="normal"/>
    </style:style>
    <style:style style:name="T11" style:family="text">
      <style:text-properties style:font-name="Calibri" fo:font-weight="bold"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fo:font-weight="normal" style:font-name-asian="Calibri" style:font-style-asian="normal" style:font-weight-asian="normal" style:font-name-complex="Calibri" style:font-style-complex="normal" style:font-weight-complex="normal"/>
    </style:style>
    <style:style style:name="T14" style:family="text">
      <style:text-properties fo:font-style="normal" fo:font-weight="bold"/>
    </style:style>
    <style:style style:name="T15" style:family="text">
      <style:text-properties fo:font-style="normal" fo:font-weight="bold" style:font-style-asian="normal" style:font-style-complex="normal"/>
    </style:style>
    <style:style style:name="T16" style:family="text">
      <style:text-properties fo:font-style="normal" fo:font-weight="bold" style:font-size-asian="11pt" style:font-size-complex="11pt"/>
    </style:style>
    <style:style style:name="T17" style:family="text">
      <style:text-properties fo:font-size="11pt" fo:font-weight="bold" style:font-size-asian="11pt" style:font-size-complex="11pt"/>
    </style:style>
    <style:style style:name="T18" style:family="text">
      <style:text-properties style:font-name="Eras Md BT1" fo:font-size="11pt" fo:font-style="normal" fo:font-weight="bold" style:font-name-asian="MS Mincho" style:font-size-asian="11pt" style:font-style-asian="normal" style:font-name-complex="Tahoma1" style:font-size-complex="11pt" style:font-style-complex="normal"/>
    </style:style>
    <style:style style:name="T19" style:family="text">
      <style:text-properties style:font-name="Calibri" fo:font-size="10pt" style:font-size-asian="10pt" style:font-size-complex="10pt"/>
    </style:style>
    <style:style style:name="T20" style:family="text">
      <style:text-properties style:font-name="Calibri"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style>
    <style:style style:name="gr3" style:family="graphic">
      <style:graphic-properties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color="#000000" draw:textarea-horizontal-align="center" draw:textarea-vertical-align="middle" style:run-through="foreground"/>
    </style:style>
    <style:style style:name="gr6" style:family="graphic">
      <style:graphic-properties draw:textarea-vertical-align="middle" draw:auto-grow-height="false" fo:min-height="1.321cm" fo:min-width="0.88cm" style:run-through="foreground"/>
    </style:style>
    <style:style style:name="gr7" style:family="graphic">
      <style:graphic-properties style:run-through="foreground"/>
    </style: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20"/>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9DACD1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ubject>AGATA</text:subject></text:p>
      <text:p text:style-name="P9"><text:title>Definición de los flujos en NAOSV3</text:title></text:p>
      <text:p text:style-name="P7"/>
      <text:p text:style-name="P6"/>
      <text:p text:style-name="P6"/>
      <text:p text:style-name="P6"/>
      <text:p text:style-name="P6"/>
      <text:p text:style-name="Nota_20_al_20_pié">Versión: <text:keywords>0100</text:keywords></text:p>
      <text:p text:style-name="Nota_20_al_20_pié"><text:soft-page-break/>Fecha: DD/MM/AAAA</text:p>
      <text:p text:style-name="Nota_20_al_20_pié"/>
      <text:p text:style-name="Nota_20_al_20_pié"/>
      <text:p text:style-name="P19">[Versión del Producto]</text:p>
      <table:table table:name="Tabla5" table:style-name="Tabla5">
        <table:table-column table:style-name="Tabla5.A"/>
        <table:table-row>
          <table:table-cell table:style-name="Tabla5.A1" office:value-type="string">
            <text:p text:style-name="P17">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22"/>
      <text:p text:style-name="P11">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2">Organismo</text:p>
          </table:table-cell>
          <table:table-cell table:style-name="Tabla1.B1" table:number-columns-spanned="3" office:value-type="string">
            <text:p text:style-name="Table_20_Contents"><text:variable-set text:name="Organismo" office:value-type="string">CHAP</text:variable-set></text:p>
          </table:table-cell>
          <table:covered-table-cell/>
          <table:covered-table-cell/>
        </table:table-row>
        <table:table-row>
          <table:table-cell table:style-name="Tabla1.A2" office:value-type="string">
            <text:p text:style-name="P12">Proyecto</text:p>
          </table:table-cell>
          <table:table-cell table:style-name="Tabla1.B2" table:number-columns-spanned="3" office:value-type="string">
            <text:p text:style-name="Table_20_Contents"><text:bookmark-start text:name="__DdeLink__323_258527374"/><text:subject>AGATA</text:subject><text:bookmark-end text:name="__DdeLink__323_258527374"/></text:p>
          </table:table-cell>
          <table:covered-table-cell/>
          <table:covered-table-cell/>
        </table:table-row>
        <table:table-row>
          <table:table-cell table:style-name="Tabla1.A2" office:value-type="string">
            <text:p text:style-name="P12">Entregable</text:p>
          </table:table-cell>
          <table:table-cell table:style-name="Tabla1.B2" table:number-columns-spanned="3" office:value-type="string">
            <text:p text:style-name="Table_20_Contents"><text:title>Definición de los flujos en NAOSV3</text:title></text:p>
          </table:table-cell>
          <table:covered-table-cell/>
          <table:covered-table-cell/>
        </table:table-row>
        <table:table-row>
          <table:table-cell table:style-name="Tabla1.A2" office:value-type="string">
            <text:p text:style-name="P12">Autor</text:p>
          </table:table-cell>
          <table:table-cell table:style-name="Tabla1.B2" table:number-columns-spanned="3" office:value-type="string">
            <text:p text:style-name="P15">Maribel Villar Contreras</text:p>
          </table:table-cell>
          <table:covered-table-cell/>
          <table:covered-table-cell/>
        </table:table-row>
        <table:table-row>
          <table:table-cell table:style-name="Tabla1.A2" office:value-type="string">
            <text:p text:style-name="P12">Versión/Edición</text:p>
          </table:table-cell>
          <table:table-cell table:style-name="Tabla1.B5" office:value-type="string">
            <text:p text:style-name="Table_20_Contents"><text:keywords>0100</text:keywords></text:p>
          </table:table-cell>
          <table:table-cell table:style-name="Tabla1.A2" office:value-type="string">
            <text:p text:style-name="P12">Fecha Versión</text:p>
          </table:table-cell>
          <table:table-cell table:style-name="Tabla1.B2" office:value-type="string">
            <text:p text:style-name="P14">DD/MM/AAAA</text:p>
          </table:table-cell>
        </table:table-row>
        <table:table-row>
          <table:table-cell table:style-name="Tabla1.A2" office:value-type="string">
            <text:p text:style-name="P12">Aprobado por</text:p>
          </table:table-cell>
          <table:table-cell table:style-name="Tabla1.B5" office:value-type="string">
            <text:p text:style-name="Table_20_Contents"/>
          </table:table-cell>
          <table:table-cell table:style-name="Tabla1.A2" office:value-type="string">
            <text:p text:style-name="P12">Fecha Aprobación</text:p>
          </table:table-cell>
          <table:table-cell table:style-name="Tabla1.B2" office:value-type="string">
            <text:p text:style-name="P14">DD/MM/AAAA</text:p>
          </table:table-cell>
        </table:table-row>
        <table:table-row>
          <table:table-cell table:style-name="Tabla1.B5" office:value-type="string">
            <text:p text:style-name="P12"/>
          </table:table-cell>
          <table:table-cell table:style-name="Tabla1.B5" office:value-type="string">
            <text:p text:style-name="Table_20_Contents"/>
          </table:table-cell>
          <table:table-cell table:style-name="Tabla1.A2" office:value-type="string">
            <text:p text:style-name="P12">Nº Total de Páginas</text:p>
          </table:table-cell>
          <table:table-cell table:style-name="Tabla1.B2" office:value-type="string">
            <text:p text:style-name="P14"><text:page-count>8</text:page-count></text:p>
          </table:table-cell>
        </table:table-row>
      </table:table>
      <text:p text:style-name="Standard"/>
      <text:p text:style-name="P10"/>
      <text:p text:style-name="P1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3">Versión</text:p>
          </table:table-cell>
          <table:table-cell table:style-name="Tabla3.A1" office:value-type="string">
            <text:p text:style-name="P13">Causa del Cambio</text:p>
          </table:table-cell>
          <table:table-cell table:style-name="Tabla3.A1" office:value-type="string">
            <text:p text:style-name="P13">Responsable del Cambio</text:p>
          </table:table-cell>
          <table:table-cell table:style-name="Tabla3.D1" office:value-type="string">
            <text:p text:style-name="P13">Fecha del Cambio</text:p>
          </table:table-cell>
        </table:table-row>
        <table:table-row>
          <table:table-cell table:style-name="Tabla3.A2" office:value-type="float" office:value="100">
            <text:p text:style-name="P14">0100</text:p>
          </table:table-cell>
          <table:table-cell table:style-name="Tabla3.B2" office:value-type="string">
            <text:p text:style-name="P14">Versión inicial</text:p>
          </table:table-cell>
          <table:table-cell table:style-name="Tabla3.B2" office:value-type="string">
            <text:p text:style-name="P16">Maribel Villar Contreras</text:p>
          </table:table-cell>
          <table:table-cell table:style-name="Tabla3.D2" office:value-type="string">
            <text:p text:style-name="P14">DD/MM/AAAA</text:p>
          </table:table-cell>
        </table:table-row>
        <table:table-row>
          <table:table-cell table:style-name="Tabla3.B2" office:value-type="string">
            <text:p text:style-name="P14"/>
          </table:table-cell>
          <table:table-cell table:style-name="Tabla3.B2" office:value-type="string">
            <text:p text:style-name="P14"/>
          </table:table-cell>
          <table:table-cell table:style-name="Tabla3.B2" office:value-type="string">
            <text:p text:style-name="P14"/>
          </table:table-cell>
          <table:table-cell table:style-name="Tabla3.D2" office:value-type="string">
            <text:p text:style-name="P14"/>
          </table:table-cell>
        </table:table-row>
        <table:table-row>
          <table:table-cell table:style-name="Tabla3.B2" office:value-type="string">
            <text:p text:style-name="P14"/>
          </table:table-cell>
          <table:table-cell table:style-name="Tabla3.B2" office:value-type="string">
            <text:p text:style-name="P14"/>
          </table:table-cell>
          <table:table-cell table:style-name="Tabla3.B2" office:value-type="string">
            <text:p text:style-name="P14"/>
          </table:table-cell>
          <table:table-cell table:style-name="Tabla3.D2" office:value-type="string">
            <text:p text:style-name="P14"/>
          </table:table-cell>
        </table:table-row>
      </table:table>
      <text:p text:style-name="Standard"/>
      <text:p text:style-name="P10"/>
      <text:p text:style-name="P10">CONTROL DE DISTRIBUCIÓN</text:p>
      <text:p text:style-name="Standard"/>
      <table:table table:name="Tabla4" table:style-name="Tabla4">
        <table:table-column table:style-name="Tabla4.A"/>
        <table:table-row>
          <table:table-cell table:style-name="Tabla4.A1" office:value-type="string">
            <text:p text:style-name="P12">Nombre y Apellidos</text:p>
          </table:table-cell>
        </table:table-row>
        <table:table-row>
          <table:table-cell table:style-name="Tabla4.A2" office:value-type="string">
            <text:p text:style-name="P15">&lt;Nombre Apellido1 Apellido2&gt;</text:p>
          </table:table-cell>
        </table:table-row>
        <table:table-row>
          <table:table-cell table:style-name="Tabla4.A2" office:value-type="string">
            <text:p text:style-name="Table_20_Contents"/>
          </table:table-cell>
        </table:table-row>
      </table:table>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4"><text:a xlink:type="simple" xlink:href="#__RefHeading__364_139086176" text:style-name="Internet_20_link" text:visited-style-name="Internet_20_link">1 FLUJO ACTUAL NAOS2.4<text:tab/>5</text:a></text:p>
          <text:p text:style-name="P24"><text:a xlink:type="simple" xlink:href="#__RefHeading__970_884588441" text:style-name="Internet_20_link" text:visited-style-name="Internet_20_link">2 PROPUESTA FLUJO NAOS3<text:tab/>6</text:a></text:p>
          <text:p text:style-name="P30"><text:a xlink:type="simple" xlink:href="#__RefHeading__972_884588441" text:style-name="Internet_20_link" text:visited-style-name="Internet_20_link">2.1 PETICIÓN GENERAL<text:tab/>6</text:a></text:p>
          <text:p text:style-name="P30"><text:a xlink:type="simple" xlink:href="#__RefHeading__974_884588441" text:style-name="Internet_20_link" text:visited-style-name="Internet_20_link">2.2 QUEJAS Y SUGERENCIAS<text:tab/>6</text:a></text:p>
          <text:p text:style-name="P30"><text:a xlink:type="simple" xlink:href="#__RefHeading__1094_884588441" text:style-name="Internet_20_link" text:visited-style-name="Internet_20_link">2.3 PROBLEMA<text:tab/>7</text:a></text:p>
          <text:p text:style-name="P30"><text:a xlink:type="simple" xlink:href="#__RefHeading__978_884588441" text:style-name="Internet_20_link" text:visited-style-name="Internet_20_link">2.4 ACCESO<text:tab/>7</text:a></text:p>
          <text:p text:style-name="P30"><text:a xlink:type="simple" xlink:href="#__RefHeading__980_884588441" text:style-name="Internet_20_link" text:visited-style-name="Internet_20_link">2.5 MEJORA CONTINUA<text:tab/>8</text:a></text:p>
          <text:p text:style-name="P30"><text:a xlink:type="simple" xlink:href="#__RefHeading__982_884588441" text:style-name="Internet_20_link" text:visited-style-name="Internet_20_link">2.6 RFC: PROPUESTA DE MEJORA <text:tab/>8</text:a></text:p>
        </text:index-body>
      </text:table-of-content>
      <text:p text:style-name="Text_20_body"/>
      <text:p text:style-name="P18"><text:s/></text:p>
      <text:p text:style-name="P18"/>
      <text:h text:style-name="P23" text:outline-level="1"><text:bookmark-start text:name="__RefHeading__364_139086176"/>FLUJO ACTUAL NAOS2.4<text:bookmark-end text:name="__RefHeading__364_139086176"/></text:h>
      <text:p text:style-name="Text_20_body"/>
      <text:p text:style-name="P31">Actualmente AGATA sólo está utilizando la gestión de incidencias en NAOS.</text:p>
      <text:p text:style-name="P31">El flujo define 4 niveles:</text:p>
      <text:p text:style-name="P31"/>
      <text:list xml:id="list729519291489544445" text:style-name="L1">
        <text:list-item>
          <text:p text:style-name="P32">Nivel 1: Usuario de Consejería</text:p>
        </text:list-item>
        <text:list-item>
          <text:p text:style-name="P32">Nivel 2: CAU</text:p>
        </text:list-item>
        <text:list-item>
          <text:p text:style-name="P32">Nivel 3: Oficina Técnica</text:p>
        </text:list-item>
        <text:list-item>
          <text:p text:style-name="P32">Nivel 4: </text:p>
          <text:list>
            <text:list-item>
              <text:p text:style-name="P32">Nivel 4.1: Proveedor </text:p>
            </text:list-item>
            <text:list-item>
              <text:p text:style-name="P32">Nivel 4.2: SCDSH </text:p>
            </text:list-item>
          </text:list>
        </text:list-item>
      </text:list>
      <text:p text:style-name="P31"/>
      <text:p text:style-name="P31"/>
      <text:p text:style-name="P31"><text:s/>Se recogen como parámetros de entrada el componente de software afectado y la versión software del componente. </text:p>
      <text:p text:style-name="Text_20_body"><text:span text:style-name="T2"/></text:p>
      <text:p text:style-name="Text_20_body"><draw:g text:anchor-type="paragraph" draw:z-index="7" draw:style-name="gr1"><draw:custom-shape draw:style-name="gr2" svg:width="0.541cm" svg:height="0.539cm" svg:x="2.208cm" svg:y="-0.131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3" draw:text-style-name="P39" svg:x1="2.478cm" svg:y1="0.407cm" svg:x2="2.478cm" svg:y2="1.047cm"><text:p/></draw:line><draw:line draw:style-name="gr3" draw:text-style-name="P39" svg:x1="2.275cm" svg:y1="0.652cm" svg:x2="2.769cm" svg:y2="0.652cm"><text:p/></draw:line><draw:line draw:style-name="gr3" draw:text-style-name="P39" svg:x1="2.478cm" svg:y1="1.047cm" svg:x2="2.164cm" svg:y2="1.405cm"><text:p/></draw:line><draw:line draw:style-name="gr3" draw:text-style-name="P39" svg:x1="2.478cm" svg:y1="1.047cm" svg:x2="2.769cm" svg:y2="1.394cm"><text:p/></draw:line><draw:ellipse draw:style-name="gr4" draw:text-style-name="P39" svg:width="2.377cm" svg:height="1.234cm" svg:x="5.775cm" svg:y="0.428cm"><text:p text:style-name="P39">CAU</text:p></draw:ellipse><draw:ellipse draw:style-name="gr4" draw:text-style-name="P39" svg:width="2.377cm" svg:height="1.234cm" svg:x="5.775cm" svg:y="2.485cm"><text:p text:style-name="P39">OT</text:p></draw:ellipse><draw:ellipse draw:style-name="gr4" draw:text-style-name="P39" svg:width="2.668cm" svg:height="1.234cm" svg:x="5.775cm" svg:y="4.706cm"><text:p text:style-name="P39">PROVEEDOR</text:p></draw:ellipse><draw:ellipse draw:style-name="gr4" draw:text-style-name="P39" svg:width="2.377cm" svg:height="1.234cm" svg:x="10.505cm" svg:y="2.536cm"><text:p text:style-name="P39">SCDSH</text:p></draw:ellipse><draw:custom-shape draw:style-name="gr2" svg:width="2.849cm" svg:height="0.405cm" svg:x="2.926cm" svg:y="1.11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 svg:width="2.356cm" svg:height="0.361cm" svg:x="8.151cm" svg:y="2.97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 svg:width="0.405cm" svg:height="0.825cm" svg:x="6.784cm" svg:y="1.66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 svg:width="0.315cm" svg:height="0.989cm" svg:x="6.849cm" svg:y="3.718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line-break/></text:p>
      <text:p text:style-name="Text_20_body"/>
      <text:p text:style-name="Text_20_body"/>
      <text:p text:style-name="Text_20_body"/>
      <text:p text:style-name="Text_20_body"/>
      <text:h text:style-name="P23" text:outline-level="1"><text:bookmark-start text:name="__RefHeading__970_884588441"/>PROPUESTA FLUJO NAOS3<text:bookmark-end text:name="__RefHeading__970_884588441"/></text:h>
      <text:p text:style-name="P31"/>
      <text:p text:style-name="P31">Para las operaciones de <text:span text:style-name="T5">Incidencias y Consultas</text:span>, se va a mantener el flujo anteriormente descrito para la versión 2.4.</text:p>
      <text:p text:style-name="P31">A continuación, se va a definir el resto de operaciones con sus flujos asociados.</text:p>
      <text:h text:style-name="P25" text:outline-level="2"><text:bookmark-start text:name="__RefHeading__972_884588441"/><text:span text:style-name="T3">PETICIÓN GENERAL</text:span><text:bookmark-end text:name="__RefHeading__972_884588441"/></text:h>
      <text:list xml:id="list7528522420098122203" text:style-name="L2">
        <text:list-header>
          <text:p text:style-name="P33">Creación de un flujo en dos niveles: </text:p>
          <text:p text:style-name="P33">• Fase 1: nombre de fase "atención primaria", transición a fase 2 y a cierre</text:p>
          <text:p text:style-name="P33">• Fase 2:" atención especializada", sólo transición a fase 1</text:p>
          <text:p text:style-name="P33"><draw:g text:anchor-type="paragraph" draw:z-index="10" draw:style-name="gr1"><draw:g draw:style-name="gr7"><draw:custom-shape draw:style-name="gr2" svg:width="0.541cm" svg:height="0.539cm" svg:x="2.995cm" svg:y="0.347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3" draw:text-style-name="P39" svg:x1="3.265cm" svg:y1="0.885cm" svg:x2="3.265cm" svg:y2="1.525cm"><text:p/></draw:line><draw:line draw:style-name="gr3" draw:text-style-name="P39" svg:x1="3.062cm" svg:y1="1.13cm" svg:x2="3.556cm" svg:y2="1.13cm"><text:p/></draw:line><draw:line draw:style-name="gr3" draw:text-style-name="P39" svg:x1="3.265cm" svg:y1="1.525cm" svg:x2="2.951cm" svg:y2="1.883cm"><text:p/></draw:line><draw:line draw:style-name="gr3" draw:text-style-name="P39" svg:x1="3.265cm" svg:y1="1.525cm" svg:x2="3.556cm" svg:y2="1.872cm"><text:p/></draw:line><draw:ellipse draw:style-name="gr4" draw:text-style-name="P39" svg:width="2.377cm" svg:height="1.234cm" svg:x="6.562cm" svg:y="0.906cm"><text:p text:style-name="P39">A.P.</text:p></draw:ellipse><draw:ellipse draw:style-name="gr4" draw:text-style-name="P39" svg:width="2.377cm" svg:height="1.234cm" svg:x="6.562cm" svg:y="2.963cm"><text:p text:style-name="P39">A.E.</text:p></draw:ellipse><draw:ellipse draw:style-name="gr4" draw:text-style-name="P39" svg:width="1.098cm" svg:height="1.16cm" svg:x="11.358cm" svg:y="1.04cm"><text:p/></draw:ellipse><draw:custom-shape draw:style-name="gr2" svg:width="2.849cm" svg:height="0.405cm" svg:x="3.713cm" svg:y="1.59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 svg:width="0.405cm" svg:height="0.825cm" svg:x="7.571cm" svg:y="2.13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ellipse draw:style-name="gr5" draw:text-style-name="P39" svg:width="0.225cm" svg:height="0.248cm" svg:x="11.785cm" svg:y="1.515cm"><text:p/></draw:ellipse></draw:g><draw:custom-shape draw:style-name="gr2" svg:width="2.421cm" svg:height="0.41cm" svg:x="8.938cm" svg:y="1.3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33"/>
          <text:p text:style-name="P33"/>
          <text:p text:style-name="P33"><text:s/><text:line-break/></text:p>
          <text:p text:style-name="P33"/>
          <text:p text:style-name="P33"/>
          <text:p text:style-name="P33">En el registro habrá un parámetro que controlará el tipo de petición que está solicitando.</text:p>
          <text:p text:style-name="P33">Este flujo también serviría para la operación de Instalación en el caso que se necesite.</text:p>
          <text:p text:style-name="P33"/>
        </text:list-header>
      </text:list>
      <text:h text:style-name="P28" text:outline-level="2"><text:bookmark-start text:name="__RefHeading__974_884588441"/><text:span text:style-name="T15">QUEJAS Y SUGERENCIAS</text:span><text:bookmark-end text:name="__RefHeading__974_884588441"/></text:h>
      <text:list xml:id="list31310088" text:continue-numbering="true" text:style-name="L2">
        <text:list-header>
          <text:p text:style-name="P35"><text:span text:style-name="T8"><text:s/></text:span><text:span text:style-name="T7"><text:line-break/>Una única fase que se denomine: Evaluación y respuesta </text:span></text:p>
          <text:p text:style-name="P35"><draw:g text:anchor-type="paragraph" draw:z-index="8" draw:style-name="gr1"><draw:custom-shape draw:style-name="gr2" svg:width="0.541cm" svg:height="0.539cm" svg:x="2.995cm" svg:y="0.347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3" draw:text-style-name="P39" svg:x1="3.265cm" svg:y1="0.885cm" svg:x2="3.265cm" svg:y2="1.525cm"><text:p/></draw:line><draw:line draw:style-name="gr3" draw:text-style-name="P39" svg:x1="3.062cm" svg:y1="1.13cm" svg:x2="3.556cm" svg:y2="1.13cm"><text:p/></draw:line><draw:line draw:style-name="gr3" draw:text-style-name="P39" svg:x1="3.265cm" svg:y1="1.525cm" svg:x2="2.951cm" svg:y2="1.883cm"><text:p/></draw:line><draw:line draw:style-name="gr3" draw:text-style-name="P39" svg:x1="3.265cm" svg:y1="1.525cm" svg:x2="3.556cm" svg:y2="1.872cm"><text:p/></draw:line><draw:ellipse draw:style-name="gr4" draw:text-style-name="P41" svg:width="2.377cm" svg:height="1.234cm" svg:x="6.562cm" svg:y="0.529cm"><text:p text:style-name="P40"><text:span text:style-name="T19">Evaluación </text:span></text:p><text:p text:style-name="P40"><text:span text:style-name="T19">y respuesta</text:span></text:p></draw:ellipse><draw:custom-shape draw:style-name="gr2" svg:width="2.849cm" svg:height="0.405cm" svg:x="3.713cm" svg:y="0.9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span text:style-name="T7"> <text:line-break/></text:span></text:p>
        </text:list-header>
      </text:list>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P29" text:outline-level="2" text:is-list-header="true"><text:soft-page-break/><text:span text:style-name="T14"/></text:h>
      <text:h text:style-name="P27" text:outline-level="2"><text:bookmark-start text:name="__RefHeading__1094_884588441"/><text:span text:style-name="T14">PROBLEMA</text:span><text:bookmark-end text:name="__RefHeading__1094_884588441"/></text:h>
      <text:list xml:id="list31327844" text:continue-numbering="true" text:style-name="L2">
        <text:list-header>
          <text:p text:style-name="P35"><text:span text:style-name="T18"/></text:p>
          <text:p text:style-name="P35"><text:span text:style-name="T7">Esta operación está centralizada en un equipo y se considera como una operación interna.</text:span></text:p>
          <text:p text:style-name="P35"><text:span text:style-name="T7"/></text:p>
          <text:p text:style-name="P35"><text:span text:style-name="T7">Creación de un flujo con dos fases: </text:span></text:p>
          <text:p text:style-name="P33">• Fase 1: nombre de fase "Diagnóstico y Confirmación", transición a fase 2 y a cierre (para el caso que no sea un problema)</text:p>
          <text:p text:style-name="P35"><text:span text:style-name="T7">• Fase 2:" Workaround y/o definición de RFC", <text:s/>transición a fase 1 y a cierre. En esta fase <text:s/>se recoge un parámetro "Existe workaround" y a nivel de gestión, se ha de crear un error conocido y se notificará a los tiques de incidentes relacionados con ese problema.</text:span></text:p>
        </text:list-header>
      </text:list>
      <text:p text:style-name="Text_20_body"><text:span text:style-name="T7"/></text:p>
      <text:p text:style-name="Text_20_body"><text:span text:style-name="T7"/></text:p>
      <text:p text:style-name="Text_20_body"><draw:g text:anchor-type="paragraph" draw:z-index="9" draw:style-name="gr1"><draw:custom-shape draw:style-name="gr2" svg:width="0.541cm" svg:height="0.539cm" svg:x="2.995cm" svg:y="0.347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3" draw:text-style-name="P39" svg:x1="3.265cm" svg:y1="0.885cm" svg:x2="3.265cm" svg:y2="1.525cm"><text:p/></draw:line><draw:line draw:style-name="gr3" draw:text-style-name="P39" svg:x1="3.062cm" svg:y1="1.13cm" svg:x2="3.556cm" svg:y2="1.13cm"><text:p/></draw:line><draw:line draw:style-name="gr3" draw:text-style-name="P39" svg:x1="3.265cm" svg:y1="1.525cm" svg:x2="2.951cm" svg:y2="1.883cm"><text:p/></draw:line><draw:line draw:style-name="gr3" draw:text-style-name="P39" svg:x1="3.265cm" svg:y1="1.525cm" svg:x2="3.556cm" svg:y2="1.872cm"><text:p/></draw:line><draw:ellipse draw:style-name="gr4" draw:text-style-name="P43" svg:width="2.377cm" svg:height="1.234cm" svg:x="6.562cm" svg:y="2.963cm"><text:p text:style-name="P42"><text:span text:style-name="T20">Workaround y/o </text:span></text:p><text:p text:style-name="P42"><text:span text:style-name="T20">definición de RFC</text:span></text:p></draw:ellipse><draw:ellipse draw:style-name="gr4" draw:text-style-name="P39" svg:width="1.098cm" svg:height="1.16cm" svg:x="11.358cm" svg:y="1.642cm"><text:p/></draw:ellipse><draw:custom-shape draw:style-name="gr2" svg:width="2.849cm" svg:height="0.405cm" svg:x="3.713cm" svg:y="1.31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 svg:width="0.405cm" svg:height="0.825cm" svg:x="7.571cm" svg:y="2.13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ellipse draw:style-name="gr5" draw:text-style-name="P39" svg:width="0.225cm" svg:height="0.248cm" svg:x="11.785cm" svg:y="2.139cm"><text:p/></draw:ellipse><draw:ellipse draw:style-name="gr4" draw:text-style-name="P41" svg:width="2.378cm" svg:height="1.235cm" svg:x="6.562cm" svg:y="0.874cm"><text:p><text:span text:style-name="T19">Diagnóstico y</text:span></text:p><text:p><text:span text:style-name="T19"><text:s/></text:span><text:span text:style-name="T19">Confirmación</text:span></text:p></draw:ellipse><draw:custom-shape draw:style-name="gr2" svg:width="2.419cm" svg:height="0.391cm" svg:x="8.939cm" svg:y="1.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39" svg:width="2.603cm" svg:height="0.927cm" svg:x="8.938cm" svg:y="2.534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g><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P38"><text:span text:style-name="T6"/></text:p>
      <text:h text:style-name="P26" text:outline-level="2"><text:bookmark-start text:name="__RefHeading__978_884588441"/><text:span text:style-name="T16">ACCESO</text:span><text:bookmark-end text:name="__RefHeading__978_884588441"/></text:h>
      <text:p text:style-name="Text_20_body"><text:span text:style-name="T9"/></text:p>
      <text:p text:style-name="Text_20_body"><text:bookmark-start text:name="__RefHeading__1096_884588441"/><text:span text:style-name="T9"><text:tab/>Crea</text:span><text:span text:style-name="T7">ción de un flujo con dos fases: </text:span><text:bookmark-end text:name="__RefHeading__1096_884588441"/></text:p>
      <text:list xml:id="list31318147" text:continue-numbering="true" text:style-name="L2">
        <text:list-header>
          <text:p text:style-name="P34"><text:span text:style-name="T12">• Fase 1: nombre de fase "</text:span> <text:span text:style-name="T13">Atención y </text:span><text:s/><text:span text:style-name="T13">respuesta inicial</text:span><text:span text:style-name="T12">", transición a fase 2 </text:span></text:p>
          <text:p text:style-name="P34"><text:span text:style-name="T12">• Fase 2: nombre de la fase “Evaluación y respuesta”, transición a fase 1</text:span></text:p>
        </text:list-header>
      </text:list>
      <text:p text:style-name="Text_20_body"><text:span text:style-name="T7"/></text:p>
      <text:p text:style-name="Text_20_body"><draw:g text:anchor-type="paragraph" draw:z-index="12" draw:style-name="gr1"><draw:custom-shape draw:style-name="gr2" svg:width="0.541cm" svg:height="0.539cm" svg:x="2.995cm" svg:y="0.347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3" draw:text-style-name="P39" svg:x1="3.265cm" svg:y1="0.885cm" svg:x2="3.265cm" svg:y2="1.525cm"><text:p/></draw:line><draw:line draw:style-name="gr3" draw:text-style-name="P39" svg:x1="3.062cm" svg:y1="1.13cm" svg:x2="3.556cm" svg:y2="1.13cm"><text:p/></draw:line><draw:line draw:style-name="gr3" draw:text-style-name="P39" svg:x1="3.265cm" svg:y1="1.525cm" svg:x2="2.951cm" svg:y2="1.883cm"><text:p/></draw:line><draw:line draw:style-name="gr3" draw:text-style-name="P39" svg:x1="3.265cm" svg:y1="1.525cm" svg:x2="3.556cm" svg:y2="1.872cm"><text:p/></draw:line><draw:ellipse draw:style-name="gr4" draw:text-style-name="P43" svg:width="2.918cm" svg:height="1.366cm" svg:x="11.423cm" svg:y="0.723cm"><text:p text:style-name="P42"><text:span text:style-name="T20">Evaluación y </text:span></text:p><text:p text:style-name="P42"><text:span text:style-name="T20">respuesta</text:span></text:p></draw:ellipse><draw:custom-shape draw:style-name="gr2" svg:width="2.849cm" svg:height="0.405cm" svg:x="3.713cm" svg:y="1.31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ellipse draw:style-name="gr4" draw:text-style-name="P41" svg:width="2.982cm" svg:height="1.452cm" svg:x="6.562cm" svg:y="0.657cm"><text:p><text:span text:style-name="T19">Atención y </text:span></text:p><text:p><text:span text:style-name="T19">respuesta inicial</text:span></text:p></draw:ellipse><draw:custom-shape draw:style-name="gr2" svg:width="1.809cm" svg:height="0.521cm" svg:x="9.615cm" svg:y="1.12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span text:style-name="T7"/></text:p>
      <text:p text:style-name="Text_20_body"><text:span text:style-name="T7"/></text:p>
      <text:p text:style-name="Text_20_body"><text:span text:style-name="T7"/></text:p>
      <text:p text:style-name="Text_20_body"><text:span text:style-name="T7"/></text:p>
      <text:p text:style-name="P36"><text:soft-page-break/></text:p>
      <text:h text:style-name="P25" text:outline-level="2"><text:bookmark-start text:name="__RefHeading__980_884588441"/><text:span text:style-name="T3">MEJORA CONTINUA</text:span><text:bookmark-end text:name="__RefHeading__980_884588441"/></text:h>
      <text:p text:style-name="Text_20_body"><text:span text:style-name="T17"/></text:p>
      <text:list xml:id="list31326323" text:continue-numbering="true" text:style-name="L2">
        <text:list-header>
          <text:p text:style-name="P21"><text:span text:style-name="T7">Una única fase que se denomine: Evaluación y respuesta </text:span></text:p>
          <text:p text:style-name="P35"><draw:g text:anchor-type="paragraph" draw:z-index="11" draw:style-name="gr1"><draw:custom-shape draw:style-name="gr2" svg:width="0.541cm" svg:height="0.539cm" svg:x="2.995cm" svg:y="0.347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3" draw:text-style-name="P39" svg:x1="3.265cm" svg:y1="0.885cm" svg:x2="3.265cm" svg:y2="1.525cm"><text:p/></draw:line><draw:line draw:style-name="gr3" draw:text-style-name="P39" svg:x1="3.062cm" svg:y1="1.13cm" svg:x2="3.556cm" svg:y2="1.13cm"><text:p/></draw:line><draw:line draw:style-name="gr3" draw:text-style-name="P39" svg:x1="3.265cm" svg:y1="1.525cm" svg:x2="2.951cm" svg:y2="1.883cm"><text:p/></draw:line><draw:line draw:style-name="gr3" draw:text-style-name="P39" svg:x1="3.265cm" svg:y1="1.525cm" svg:x2="3.556cm" svg:y2="1.872cm"><text:p/></draw:line><draw:ellipse draw:style-name="gr4" draw:text-style-name="P41" svg:width="2.377cm" svg:height="1.234cm" svg:x="6.562cm" svg:y="0.529cm"><text:p text:style-name="P40"><text:span text:style-name="T19">Evaluación </text:span></text:p><text:p text:style-name="P40"><text:span text:style-name="T19">y respuesta</text:span></text:p></draw:ellipse><draw:custom-shape draw:style-name="gr2" svg:width="2.849cm" svg:height="0.405cm" svg:x="3.713cm" svg:y="0.9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span text:style-name="T7"> <text:line-break/></text:span></text:p>
          <text:p text:style-name="P35"><text:span text:style-name="T7"/></text:p>
          <text:p text:style-name="P37"><text:span text:style-name="T11"/></text:p>
        </text:list-header>
      </text:list>
      <text:h text:style-name="P28" text:outline-level="2"><text:bookmark-start text:name="__RefHeading__982_884588441"/><text:span text:style-name="T4">RFC: PROPUESTA DE MEJORA </text:span><text:bookmark-end text:name="__RefHeading__982_884588441"/></text:h>
      <text:list xml:id="list31313862" text:continue-numbering="true" text:style-name="L2">
        <text:list-header>
          <text:p text:style-name="P35"><text:span text:style-name="T7"><text:line-break/><text:line-break/>Se distinguen tres fases:</text:span></text:p>
          <text:p text:style-name="P35"><text:span text:style-name="T7"><text:s/><text:line-break/>• Fase 1 : </text:span><text:span text:style-name="T10">nombre de fase</text:span><text:span text:style-name="T7"> "revisión y evaluación", se propone modificar las transiciones: rechazar y planificar</text:span></text:p>
          <text:p text:style-name="P35"><text:span text:style-name="T7">• Fase 2 : </text:span><text:span text:style-name="T10">nombre de fase</text:span><text:span text:style-name="T7"> "pendiente de planificación", se propone modificar las transiciones: rechazar y ejecutar</text:span></text:p>
          <text:p text:style-name="P35"><text:span text:style-name="T7">• Fase 3: </text:span><text:span text:style-name="T10">nombre de fase “</text:span><text:span text:style-name="T7">pendiente implementación" </text:span></text:p>
          <text:p text:style-name="P35"><text:span text:style-name="T7"><text:line-break/></text:span></text:p>
        </text:list-header>
      </text:list>
      <text:p text:style-name="P31"/>
      <text:p text:style-name="P31"><draw:g text:anchor-type="paragraph" draw:z-index="13" draw:style-name="gr1"><draw:custom-shape draw:style-name="gr2" svg:width="0.541cm" svg:height="0.539cm" svg:x="2.208cm" svg:y="-0.131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3" draw:text-style-name="P39" svg:x1="2.478cm" svg:y1="0.407cm" svg:x2="2.478cm" svg:y2="1.047cm"><text:p/></draw:line><draw:line draw:style-name="gr3" draw:text-style-name="P39" svg:x1="2.275cm" svg:y1="0.652cm" svg:x2="2.769cm" svg:y2="0.652cm"><text:p/></draw:line><draw:line draw:style-name="gr3" draw:text-style-name="P39" svg:x1="2.478cm" svg:y1="1.047cm" svg:x2="2.164cm" svg:y2="1.405cm"><text:p/></draw:line><draw:line draw:style-name="gr3" draw:text-style-name="P39" svg:x1="2.478cm" svg:y1="1.047cm" svg:x2="2.769cm" svg:y2="1.394cm"><text:p/></draw:line><draw:ellipse draw:style-name="gr4" draw:text-style-name="P44" svg:width="2.692cm" svg:height="1.234cm" svg:x="4.528cm" svg:y="-0.11cm"><text:p text:style-name="P44"><text:span text:style-name="T19">Revisión y</text:span></text:p><text:p text:style-name="P44"><text:span text:style-name="T19">evaluación</text:span></text:p></draw:ellipse><draw:ellipse draw:style-name="gr4" draw:text-style-name="P41" svg:width="2.377cm" svg:height="1.234cm" svg:x="4.655cm" svg:y="2.248cm"><text:p text:style-name="P40"><text:span text:style-name="T19">Pendiente de </text:span></text:p><text:p text:style-name="P40"><text:span text:style-name="T19">planificación</text:span></text:p></draw:ellipse><draw:ellipse draw:style-name="gr4" draw:text-style-name="P41" svg:width="2.668cm" svg:height="1.234cm" svg:x="4.593cm" svg:y="4.619cm"><text:p text:style-name="P45"><text:span text:style-name="T19">Pendiente <text:s/>de </text:span></text:p><text:p text:style-name="P45"><text:span text:style-name="T19">implementación</text:span></text:p></draw:ellipse><draw:custom-shape draw:style-name="gr2" svg:width="0.366cm" svg:height="1.126cm" svg:x="5.544cm" svg:y="1.1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 svg:width="0.452cm" svg:height="1.138cm" svg:x="5.542cm" svg:y="3.48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 svg:width="1.654cm" svg:height="0.345cm" svg:x="2.875cm" svg:y="0.42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 svg:width="2.943cm" svg:height="0.646cm" svg:x="7.031cm" svg:y="2.427cm"><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 svg:width="2.943cm" svg:height="0.646cm" draw:transform="rotate (0.7853981633973) translate (7.16568055555556cm 5.15131944444445cm)"><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 svg:width="2.943cm" svg:height="0.646cm" draw:transform="rotate (-0.785398163398487) translate (7.48770833333333cm -0.00629166666666667cm)"><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ellipse draw:style-name="gr3" draw:text-style-name="P39" svg:width="1.377cm" svg:height="1.355cm" svg:x="10.23cm" svg:y="2.102cm"><text:p/></draw:ellipse><draw:ellipse draw:style-name="gr5" draw:text-style-name="P39" svg:width="0.195cm" svg:height="0.214cm" svg:x="10.812cm" svg:y="2.681cm"><text:p/></draw:ellips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Eras Md BT1" svg:font-family="'Eras Md BT'"/>
    <style:font-face style:name="OpenSymbol" svg:font-family="OpenSymbol"/>
    <style:font-face style:name="OpenSymbol1" svg:font-family="OpenSymbol, 'Arial Unicode MS'"/>
    <style:font-face style:name="Tahoma2" svg:font-family="Tahoma"/>
    <style:font-face style:name="F" svg:font-family="" style:font-family-generic="roman"/>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Demi ITC" svg:font-family="'Eras Demi ITC'"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Fin_20_de_20_línea_20_1" draw:display-name="Fin de línea 1" svg:viewBox="0 0 2805 976" svg:d="m0 0 2805 976"/>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cm" fo:margin-bottom="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4" text:anchor-type="paragraph" svg:x="0.101cm" svg:y="0.489cm" svg:width="2.379cm" svg:height="1.67cm" draw:z-index="4"><draw:image xlink:href="Pictures/1000000000000119000000C5DFE954A6.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AGATA</text:subject></text:p>
              <text:p text:style-name="MP3"><text:title>Definición de los flujos en NAOSV3</text:title></text:p>
            </table:table-cell>
            <table:table-cell table:style-name="Tabla2.C1" office:value-type="string">
              <text:p text:style-name="MP4"><text:user-defined style:data-style-name="N0" text:name="Departamento">&lt;Unidad Organizativa&gt;</text:user-defined></text:p>
            </table:table-cell>
          </table:table-row>
        </table:table>
        <text:p text:style-name="Standard"/>
      </style:header>
      <style:footer>
        <text:p text:style-name="MP5"><text:span text:style-name="MT1"><text:tab/></text:span>Página <text:page-number text:select-page="current">7</text:page-number> de <text:page-count>8</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C732778D.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46</meta:editing-cycles>
    <meta:editing-duration>PT13H37S</meta:editing-duration>
    <dc:title>Definición de los flujos en NAOSV3</dc:title>
    <dc:date>2014-12-03T11:15:58.13</dc:date>
    <meta:generator>OpenOffice/4.0.1$Win32 OpenOffice.org_project/401m5$Build-9714</meta:generator>
    <meta:keyword>0100</meta:keyword>
    <dc:subject>AGATA</dc:subject>
    <meta:print-date>2010-01-15T17:08:07</meta:print-date>
    <dc:creator>INDRA </dc:creator>
    <meta:document-statistic meta:table-count="5" meta:image-count="3" meta:object-count="0" meta:page-count="8" meta:paragraph-count="92" meta:word-count="572" meta:character-count="3292"/>
    <meta:user-defined meta:name="Departamento">&lt;Unidad Organizativa&gt;</meta:user-defined>
  </office:meta>
</office:document-meta>
</file>